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NanumMyeongjo" svg:font-family="NanumMyeongjo"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NanumMyeongjo"/>
    </style:style>
    <style:style style:name="P2" style:family="paragraph" style:parent-style-name="Standard">
      <style:text-properties style:font-name="NanumMyeongjo"/>
    </style:style>
    <style:style style:name="P3" style:family="paragraph" style:parent-style-name="Standard" style:list-style-name="L1">
      <style:text-properties style:font-name="NanumMyeongjo"/>
    </style:style>
    <style:style style:name="P4" style:family="paragraph" style:parent-style-name="Standard">
      <style:text-properties style:font-name="NanumMyeongjo" officeooo:rsid="00094d6f" officeooo:paragraph-rsid="00094d6f"/>
    </style:style>
    <style:style style:name="P5" style:family="paragraph" style:parent-style-name="Standard">
      <style:text-properties style:font-name="NanumMyeongjo" officeooo:rsid="00094d6f" officeooo:paragraph-rsid="00099b11"/>
    </style:style>
    <style:style style:name="P6" style:family="paragraph" style:parent-style-name="Standard">
      <style:text-properties style:font-name="NanumMyeongjo" fo:font-weight="bold" style:font-weight-asian="bold" style:font-weight-complex="bold"/>
    </style:style>
    <style:style style:name="T1" style:family="text">
      <style:text-properties officeooo:rsid="00094d6f"/>
    </style:style>
    <style:style style:name="T2" style:family="text">
      <style:text-properties officeooo:rsid="00099b11"/>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ca2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this, my first post on my website, I'd like to engage with the topic of computational linguistics. <text:s/>This is a field of study which is close to my own heart, not least because I'm currently nearing the end of my time as a PhD student in Queen Mary's excellent Computational Linguistics Lab, where I've spent now more than three happy years. <text:s/>Whether or not I've quite earned the right to call myself a computational linguist remains to be seen, but I'd like to offer these thoughts as someone who at least stands very close to the field, if not right in the middle of it.</text:p>
      <text:p text:style-name="P1"/>
      <text:p text:style-name="P1">Proper computational linguists use mathematical and algorithmic techniques to map the structure of sentences, predict sequences of words, identifying semantic categories and the like. <text:s/><text:span text:style-name="T1">The field is, by nature, data driven, and as such utilises the processing power of computers to examine large datasets for underlying structure which can then be productively applied, immediately or eventually, to real world tasks involving natural language. <text:s/>Given the immense and growing repository of digitised text available to researchers (most notably in the form of the world wide web and subdomains such as Wikipedia and Twitter), the focus in the field has tended to be on the analysis of written words, though there is also a fruitful current of research into areas such as speech recognition, speech synthesis, robotic communication, and so forth.</text:span></text:p>
      <text:p text:style-name="P1"/>
      <text:p text:style-name="P1">I'd like to examine three <text:span text:style-name="T1">claims</text:span> which are generally taken <text:span text:style-name="T1">to be doctrinaire in the field </text:span></text:p>
      <text:p text:style-name="P1"/>
      <text:list xml:id="list2823611212267463524" text:style-name="L1">
        <text:list-item>
          <text:p text:style-name="P3">Language is for communicating information about things in the world;</text:p>
        </text:list-item>
        <text:list-item>
          <text:p text:style-name="P3">The meaning of a sentence is in some way a combination of the meanings of the words in the sentence;</text:p>
        </text:list-item>
        <text:list-item>
          <text:p text:style-name="P3">Words mean things.</text:p>
        </text:list-item>
      </text:list>
      <text:p text:style-name="P1"/>
      <text:p text:style-name="P1"/>
      <text:p text:style-name="P1"><text:span text:style-name="T3">Is language really just for communicating propositions about things happening in the world?</text:span> <text:s/>At first glance, this point might seem rather obvious: words stand for things – entities, processes, properties – and language, with its connective structure of all the little bits of functional <text:span text:style-name="T1">syntactic</text:span> scaffolding, the <text:span text:style-name="T1">small words</text:span>, is just a way of sticking these things together in order to communicate about situations—right? <text:s/>This notion seems to be enshrined in the very foundations of the field of linguistic pragmatics by Paul Grice's </text:p>
      <text:p text:style-name="P1"/>
      <text:p text:style-name="P4">We can imagine an arbitrarily complex vocabulary of signals each pointing to some situation in the world, and we still wouldn't really have a language on our hands.</text:p>
      <text:p text:style-name="P1"/>
      <text:p text:style-name="P1">Language is for communicating information about things in minds.</text:p>
      <text:p text:style-name="P1"/>
      <text:p text:style-name="P1"/>
      <text:p text:style-name="P1"><text:span text:style-name="T3">Do sentences just mean the combination of the meaningful units – the words – which compose them?</text:span> <text:s/>This claim about sentences is the essence of what's sometimes referred to as Fregean compositionality, after the logician Gottlob Frege, who </text:p>
      <text:p text:style-name="P1"/>
      <text:p text:style-name="P1"/>
      <text:p text:style-name="P6">Do words actually mean anything at all?</text:p>
      <text:p text:style-name="P1"/>
      <text:p text:style-name="P1">None of this is to dismiss the existence of words, or the efficacy of using words as a unit of meaningful communication and indeed as a unit of analysis when talking about language—after all, we </text:p>
      <text:p text:style-name="P1"/>
      <text:p text:style-name="P1"/>
      <text:p text:style-name="P1"><text:soft-page-break/>So what does this all mean for computational lingusitics? <text:s/><text:span text:style-name="T1">These are strong claims: some of the fundamental assumptions of the field – that words are containers of meaning, that sentences are constructed through the potentially algebraic composition of these containers, and that the point of language itself is to transmit information about things in the world – have been challenged. <text:s/>If my arguments (or, if not mine, than those of other theorists who have tread down this path before me) are at all persuasive, then what's left for the prospects of modelling language using machines specifically designed to perform operations on representational information structures?</text:span></text:p>
      <text:p text:style-name="P1"/>
      <text:p text:style-name="P4">First of all, there are two general approaches to computational linguistics. <text:s/>The first, which I'll refer to as natural language processing (NLP) might be described as essentially information engineering: this approach appeals to a type of researcher who is interested in using computers to accomplish some sort of information processing task, and language provides a useful mechanism for gathering data, representing <text:span text:style-name="T2">analysis, and interfacing with a user (who might very well actually be another machine).</text:span></text:p>
      <text:p text:style-name="P4"/>
      <text:p text:style-name="P5">Indeed, neural network enthusiasts have returned impressive and even surprising results <text:span text:style-name="T2">deploying non-linear processes which build highly abstract and uninterpretable representations from data in order to accomplish these types of tasks, and there's nothing wrong with that. <text:s/></text:span>In some cases, they actually seem to embrace the mysteriousness, which is arguably a bit more problematic, but that's a topic for another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NanumMyeongjo" svg:font-family="NanumMyeongjo"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Adamo </meta:initial-creator>
    <meta:creation-date>2017-02-08T08:39:37</meta:creation-date>
    <dc:date>2017-02-10T18:02:31.200074239</dc:date>
    <dc:creator>Stephen McGregor</dc:creator>
    <meta:editing-duration>P1DT5H46M7S</meta:editing-duration>
    <meta:editing-cycles>5</meta:editing-cycles>
    <meta:generator>LibreOffice/4.2.8.2$Linux_X86_64 LibreOffice_project/420m0$Build-2</meta:generator>
    <meta:document-statistic meta:table-count="0" meta:image-count="0" meta:object-count="0" meta:page-count="2" meta:paragraph-count="15" meta:word-count="723" meta:character-count="4533" meta:non-whitespace-character-count="3809"/>
  </office:meta>
</office:document-meta>
</file>